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" svg:font-family="Times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center" style:justify-single-word="false" fo:break-before="page"/>
      <style:text-properties fo:font-size="14pt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5.031cm" fo:margin-right="0cm" fo:line-height="100%" fo:text-align="justify" style:justify-single-word="false" fo:text-indent="0.037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-0.037cm" fo:margin-right="0cm" fo:line-height="150%" fo:text-align="center" style:justify-single-word="false" fo:text-indent="0.037cm" style:auto-text-indent="false"/>
      <style:text-properties fo:font-size="14pt" fo:font-weight="normal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.026cm" fo:margin-right="0cm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.026cm" fo:margin-right="0cm" fo:line-height="150%" fo:text-align="center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.026cm" fo:margin-right="0cm" fo:line-height="15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.026cm" fo:margin-right="0cm" fo:line-height="15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026cm" fo:margin-right="0cm" fo:line-height="150%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026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026cm" fo:margin-right="0cm" fo:line-height="150%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.026cm" fo:margin-right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026cm" fo:margin-right="0cm" fo:line-height="150%" fo:text-align="center" style:justify-single-word="false" fo:text-indent="0cm" style:auto-text-indent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5.029cm" fo:margin-right="0cm" fo:line-height="10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0.086cm" fo:margin-right="0cm" fo:line-height="150%" fo:text-align="justify" style:justify-single-word="false" fo:text-indent="0cm" style:auto-text-indent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0.086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91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65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2.004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028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91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261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  <style:tab-stop style:position="1.991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2.021cm"/>
        </style:tab-stops>
      </style:paragraph-properties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65cm"/>
        </style:tab-stops>
      </style:paragraph-properties>
      <style:text-properties fo:color="#000000"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91cm"/>
        </style:tab-stops>
      </style:paragraph-properties>
      <style:text-properties fo:color="#000000"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018cm"/>
        </style:tab-stops>
      </style:paragraph-properties>
      <style:text-properties fo:color="#000000"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011cm"/>
        </style:tab-stops>
      </style:paragraph-properties>
      <style:text-properties fo:color="#000000"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2.011cm"/>
        </style:tab-stops>
      </style:paragraph-properties>
      <style:text-properties fo:color="#000000" style:text-position="0% 100%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91cm"/>
        </style:tab-stops>
      </style:paragraph-properties>
      <style:text-properties fo:color="#000000" style:text-position="0% 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margin-left="0.026cm" fo:margin-right="0cm" fo:line-height="15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6" style:family="text">
      <style:text-properties fo:font-style="italic" fo:background-color="transparent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background-color="transparent"/>
    </style:style>
    <style:style style:name="T13" style:family="text">
      <style:text-properties fo:color="#000000" style:text-position="0% 100%" fo:font-style="normal" fo:background-color="transparent" style:font-style-asian="normal" style:font-style-complex="normal"/>
    </style:style>
    <style:style style:name="T14" style:family="text">
      <style:text-properties fo:color="#000000" style:text-position="0% 100%" fo:font-style="italic" fo:background-color="transparent" style:font-style-asian="italic" style:font-style-complex="italic"/>
    </style:style>
    <style:style style:name="T15" style:family="text">
      <style:text-properties fo:color="#000000" style:text-position="0% 100%" fo:background-color="transparent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background-color="transparen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NTRO DE ENSINO UNIFICADO DE TERESINA – CEUT</text:p>
      <text:p text:style-name="P1">CURSO DE CIÊNCIAS DA COMPUTAÇÃO</text:p>
      <text:p text:style-name="P1"/>
      <text:p text:style-name="P1"/>
      <text:p text:style-name="P1"/>
      <text:p text:style-name="P1"/>
      <text:p text:style-name="P1">DANN LUCIANO DE MENEZES</text:p>
      <text:p text:style-name="P1"/>
      <text:p text:style-name="P1"/>
      <text:p text:style-name="P1"/>
      <text:p text:style-name="P1"/>
      <text:p text:style-name="P1"/>
      <text:p text:style-name="P1">ALGORITMOS GENÉTICOS NA OTIMIZAÇÃO DE CONSULTAS POR SIMILARIDA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RESINA</text:p>
      <text:p text:style-name="P1">2010</text:p>
      <text:p text:style-name="P13">DANN LUCIANO DE MENEZ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GORITMOS GENÉTICOS NA OTIMIZAÇÃO DE CONSULTAS POR SIMILARIDADE</text:p>
      <text:p text:style-name="P2"/>
      <text:p text:style-name="P2"/>
      <text:p text:style-name="P14">Monografia, apresentada ao Centro de Ensino Unificado de Teresina – CEUT como um dos pré-requisitos para a obtenção do grau de bacharel de Ciências de Computação</text:p>
      <text:p text:style-name="P15"/>
      <text:p text:style-name="P16">Ronildo Pinheiro de Araújo Moura</text:p>
      <text:p text:style-name="P15"/>
      <text:p text:style-name="P15"/>
      <text:p text:style-name="P15"/>
      <text:p text:style-name="P15"/>
      <text:p text:style-name="P15"/>
      <text:p text:style-name="P15"/>
      <text:p text:style-name="P1">TERESINA</text:p>
      <text:p text:style-name="P1">2010</text:p>
      <text:p text:style-name="P13"/>
      <text:p text:style-name="P1"/>
      <text:p text:style-name="P1">DANN LUCIANO DE MENEZES</text:p>
      <text:p text:style-name="P1"/>
      <text:p text:style-name="P1"/>
      <text:p text:style-name="P1">ALGORITMOS GENÉTICOS NA OTIMIZAÇÃO DE CONSULTAS POR SIMILARIDADE</text:p>
      <text:p text:style-name="P1"/>
      <text:p text:style-name="P1"/>
      <text:p text:style-name="P25">Monografia apresentada como exigência parcial para a obtenção do grau de Bacharel em Ciências da Computação, na área de concentração................., à banca examinadora do Curso de Ciências da Computação, do Centro de Ensino Unificado de Teresina – CEUT</text:p>
      <text:p text:style-name="P20"/>
      <text:p text:style-name="P20"/>
      <text:p text:style-name="P20">Aprovada em _____/_____/_____</text:p>
      <text:p text:style-name="P20"/>
      <text:p text:style-name="P20">BANCA EXAMINADORA</text:p>
      <text:p text:style-name="P20"/>
      <text:p text:style-name="P20">___________________________________________________</text:p>
      <text:p text:style-name="P20">Orientador:</text:p>
      <text:p text:style-name="P20">Ronildo Pinheiro de Araújo Moura</text:p>
      <text:p text:style-name="P20">CEUT</text:p>
      <text:p text:style-name="P20"/>
      <text:p text:style-name="P20">___________________________________________________</text:p>
      <text:p text:style-name="P20">Nome do componente</text:p>
      <text:p text:style-name="P20">Instituição</text:p>
      <text:p text:style-name="P20"/>
      <text:p text:style-name="P20">___________________________________________________</text:p>
      <text:p text:style-name="P20">Nome do componente</text:p>
      <text:p text:style-name="P20">Instituição</text:p>
      <text:p text:style-name="P2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A todos aqueles que passaram e contribuíram em minha vida.</text:p>
      <text:p text:style-name="P24"/>
      <text:p text:style-name="P17"/>
      <text:p text:style-name="P22">AGRADECIMENTOS</text:p>
      <text:p text:style-name="P23"><text:line-break/><text:line-break/><text:span text:style-name="T1">A Deus, inteligência suprema do Universo, por todas as provas impostas em beneficio de minha evolução;</text:span></text:p>
      <text:p text:style-name="P21">À família Menezes, em especial a Margarida Luciano de Menezes (Avó) (<text:span text:style-name="T3">In Memory</text:span>), por todas as lapadas de “rei” porque estava “chafurdando” ou “malinando” em algo; à Iranilde Luciano de Menezes (Mãe), por todo o amor que só uma mãe pode oferecer; a Larissa Luciano Amorim, por todas as lapadas que peguei por “bulinar” com ela;</text:p>
      <text:p text:style-name="P21">Aos meus pais e mães de criação, em especial ao Luis Soares Amorim, por todo o “paitrocínio” e fonte de inspiração; ao Tio Carvalho e Tia Silvana, por todos as despesas que gerei ao longo destes dezesseis anos; ao pai Talles Ramyro (Meguxo) por ter me ensinado tantas coisas importantes, principalmente o significado de amizade;</text:p>
      <text:p text:style-name="P21">A todas as instituições de ensino que me proporcionaram a base para o conhecimento adquirido para realizar este trabalho, em especial à Faculdade CEUT, onde passei os últimos quatros anos de minha vida;</text:p>
      <text:p text:style-name="P21">A todo o corpo docente da Faculdade CEUT, que implicou diretamente para o meu crescimento social e profissional, em especial ao coordenador do curso Ricardo Sekeff Moura Budaruiche por todos os “É barão, tá pensando o quê?”; ao querido mestre, professor Chiquinho (vulgo Francisco José de Araújo), por todos os “Um nojento desse! E ainda diz pro pai que estuda. Num sabe “porra” nenhuma”; a professora Rosianni Cruz eternizada em meu coração por todos “Nananinanão, pode fazer tudo de novo, que não tá bom”; ao professor Ricardo Lira, por todos “A pergunta que não quer calar! Diga ae senhor Dann Luciani de Menezes de Araújo Moura Sekeff”; aos meus dois professores de TCC (vulgo Trabalho Chato pra Caramba =P), professora Neuza Farias e o professor Ronildo Pinheiro, por toda a paciência que me foi concedida nesta ultima etapa;</text:p>
      <text:p text:style-name="P21">A todos os colaboradores que fazem parte da família CEUT, em especial à tia Nagislla, por todos os favores oferecidos;</text:p>
      <text:p text:style-name="P21">A Hayala Glenda (neguinha preta), por toda sua preocupação e dedicação, principalmente por toda sua compreensão a minha ausência nas noites de sábado em que passei acordado brigando com o “@#$%ˆ&amp;*” do compilador gcc;</text:p>
      <text:p text:style-name="P21">Por último, mas não menos importante, a todos os meus amigos, que podem ter certeza que de alguma forma contribuirão para eu ser a pessoa que sou hoje, em especial a todos os presentes na lista abaixo, se não citei o nome de todos foi por causa de espaço, mas podem ter certeza de que no <text:soft-page-break/>meu coração, espaço não é problema.</text:p>
      <text:p text:style-name="P21"/>
      <text:section text:style-name="Sect1" text:name="Section1">
        <text:p text:style-name="P19">Aurea Cronembeger (Aurinha)</text:p>
        <text:p text:style-name="P19">Bruna (Garrafinha)</text:p>
        <text:p text:style-name="P19">Bruna Spíndola (Picareta)</text:p>
        <text:p text:style-name="P19">Cicero Bruno (Nego Preto)</text:p>
        <text:p text:style-name="P19">Ernesto Cid (José)</text:p>
        <text:p text:style-name="P19">Francilio Oliveira (Pantico)</text:p>
        <text:p text:style-name="P19">Hayala Glenda (Neguinha)</text:p>
        <text:p text:style-name="P19">Isabela Vaz (Caloura)</text:p>
        <text:p text:style-name="P19">Joicynara (Nadja)</text:p>
        <text:p text:style-name="P19">Laise Cronembeger (Laila)</text:p>
        <text:p text:style-name="P19">Lucas Novaes (Bolinha)</text:p>
        <text:p text:style-name="P19">Maxsuelen Rodrigues (Max Kutruco)</text:p>
        <text:p text:style-name="P19">Pablo Michael (Meu Pupilo)</text:p>
        <text:p text:style-name="P19">Pamalla Castro (“i”, pontinho do i)</text:p>
        <text:p text:style-name="P19">Rodrigo Carvalho (Rods)</text:p>
        <text:p text:style-name="P19">Sâmara Stelvia</text:p>
        <text:p text:style-name="P19">Thaiara Barroso (Thai)</text:p>
        <text:p text:style-name="P19">Vinícios Bezerra (The Lost)</text:p>
      </text:section>
      <text:p text:style-name="P18"/>
      <text:p text:style-name="P2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“<text:span text:style-name="T3">Muito Tempo Eu Levei Para Entender Que Nada Sei</text:span>”</text:p>
      <text:p text:style-name="P27">Dias de Luta, Ira!</text:p>
      <text:p text:style-name="P27"/>
      <text:p text:style-name="P10"/>
      <text:p text:style-name="P7"/>
      <text:p text:style-name="P4">RESUMO</text:p>
      <text:p text:style-name="P7"/>
      <text:p text:style-name="P7"/>
      <text:p text:style-name="P7"/>
      <text:p text:style-name="P31"><text:tab/>O trabalho ora apresentado foi realizado por meio de pesquisa bibliográfica, com a qual tivemos com referência básica o trabalho, Algoritmos Genéticos para Consultas por Similaridade de Renato Bueno et al (2005) e Introdução aos Algoritmos Genéticos de Estéfane Lacerda e André Carvalho (2002). Foi ainda uma pesquisa de cunho exploratório, uma vez que foi gerado um <text:span text:style-name="T3">software </text:span><text:span text:style-name="T7">que se propõem em</text:span><text:span text:style-name="T3"> </text:span><text:span text:style-name="T7">resolver o problema apresentado. Os objetivos desta pesquisa foram implementar uma ferramenta de busca em Métodos de Acesso Métricos (MAMs) e a metodologia adotada foi a técnica computacional bio-inspirada dos Algoritmos Genéticos.</text:span></text:p>
      <text:p text:style-name="P31"><text:span text:style-name="T8"/></text:p>
      <text:p text:style-name="P31"><text:span text:style-name="T8"><text:tab/></text:span><text:span text:style-name="T10">PALAVRAS-CHAVE:</text:span> Consultas por Similaridade. Algoritmos Genéticos. Otimização.</text:p>
      <text:p text:style-name="P12"/>
      <text:p text:style-name="P4"/>
      <text:p text:style-name="P4">ABSTRACT</text:p>
      <text:p text:style-name="P7"/>
      <text:p text:style-name="P7"/>
      <text:p text:style-name="P7"/>
      <text:p text:style-name="P38"><text:tab/>The work presented here was performed by means of literature, with which he had with a basic reference work, Genetic Algorithms for Similarity Queries Renato Bueno et al (2005) and Introduction to Genetic Algorithms Estéfane Lacerda e André Carvalho (2002) . It was also an exploratory research, since it was created a software which they propose to solve the problem presented. The objectives were to implement a search tool in Metric Access Methods (MAMs) and the methodology adopted was a bio-inspired computational technique of genetic algorithms.</text:p>
      <text:p text:style-name="P32"/>
      <text:p text:style-name="P33"><text:span text:style-name="T10"><text:tab/>KEYWORDS:</text:span><text:span text:style-name="T3"> Similarity Queries. Genetic Algorithms. Optimization.</text:span></text:p>
      <text:p text:style-name="P7"/>
      <text:p text:style-name="P10"/>
      <text:p text:style-name="P7"/>
      <text:p text:style-name="P4">LISTA DE FIGURAS</text:p>
      <text:p text:style-name="P7"/>
      <text:p text:style-name="P35"/>
      <text:p text:style-name="P34"><text:span text:style-name="Default_20_Paragraph_20_Font"><text:span text:style-name="T11">Figura 1.1 Domínio Métrico com duas características.<text:tab/>…............................................<text:tab/>18</text:span></text:span></text:p>
      <text:p text:style-name="P36"><text:span text:style-name="Default_20_Paragraph_20_Font"><text:span text:style-name="T11">Figura 1.2 Domínio Métrico com três características.<text:tab/>.........................................…...<text:tab/>18</text:span></text:span></text:p>
      <text:p text:style-name="P34"><text:span text:style-name="Default_20_Paragraph_20_Font"><text:span text:style-name="T11">Figura 1.3 Estrutura lógica e representação de um Método de Acesso Pontual.<text:tab/>…........<text:tab/>20</text:span></text:span></text:p>
      <text:p text:style-name="P34"><text:span text:style-name="Default_20_Paragraph_20_Font"><text:span text:style-name="T11">Figura 1.4 Estrutura lógica e representação de um Método de Acesso Espacial.<text:tab/>…........<text:tab/>20</text:span></text:span></text:p>
      <text:p text:style-name="P34"><text:span text:style-name="Default_20_Paragraph_20_Font"><text:span text:style-name="T11">Figura 1.5 Estrutura Lógica das Árvores M</text:span></text:span><text:span text:style-name="Default_20_Paragraph_20_Font"><text:span text:style-name="T12">.<text:tab/>…...................................................................<text:tab/>22</text:span></text:span></text:p>
      <text:p text:style-name="P34"><text:span text:style-name="Default_20_Paragraph_20_Font"><text:span text:style-name="T12">Figura 1.6 Representação da disposição de objetos em um Espaço Métrico.<text:tab/>…........<text:tab/>22</text:span></text:span></text:p>
      <text:p text:style-name="P34"><text:span text:style-name="Default_20_Paragraph_20_Font"><text:span text:style-name="T13">Figura 1.7, Estrutura lógica da </text:span></text:span><text:span text:style-name="Default_20_Paragraph_20_Font"><text:span text:style-name="T14">Slim-tree</text:span></text:span><text:span text:style-name="Default_20_Paragraph_20_Font"><text:span text:style-name="T13">.<text:tab/>…...................................................................<text:tab/>24</text:span></text:span></text:p>
      <text:p text:style-name="P30"><text:span text:style-name="Default_20_Paragraph_20_Font"><text:span text:style-name="T15">Figura 1.8: a) Nó antes da quebra; b) Cálculo do caminho mínimo e </text:span></text:span></text:p>
      <text:p text:style-name="P30"><text:span text:style-name="Default_20_Paragraph_20_Font"><text:span text:style-name="T15"><text:tab/>remoção do arco mais longo; c) Nós após a quebra<text:tab/>…................................<text:tab/>26</text:span></text:span></text:p>
      <text:p text:style-name="P30"><text:span text:style-name="Default_20_Paragraph_20_Font"><text:span text:style-name="T15">Figura 1.9 Estrutura lógica com sobreposição de objetos.<text:tab/>…............................................<text:tab/>27</text:span></text:span></text:p>
      <text:p text:style-name="P30"><text:span text:style-name="Default_20_Paragraph_20_Font"><text:span text:style-name="T15">Figura 1.10 Otimizações com </text:span></text:span><text:span text:style-name="Default_20_Paragraph_20_Font"><text:span text:style-name="T14">Slim-down</text:span></text:span><text:span text:style-name="Default_20_Paragraph_20_Font"><text:span text:style-name="T15">.<text:tab/>…...................................................................<text:tab/>29</text:span></text:span></text:p>
      <text:p text:style-name="P39"><text:span text:style-name="Default_20_Paragraph_20_Font"><text:span text:style-name="Default_20_Paragraph_20_Font"><text:span text:style-name="T12">Figura 1.11 Propriedade da desigualdade triangular aplicada para corte de objetos............<text:tab/>30</text:span></text:span></text:span></text:p>
      <text:p text:style-name="P39"><text:span text:style-name="Default_20_Paragraph_20_Font"><text:span text:style-name="T12"/></text:span></text:p>
      <text:p text:style-name="P40"><text:span text:style-name="Default_20_Paragraph_20_Font"><text:span text:style-name="T18">Figura 2.1 Ciclo de Execução dos Algoritmos Genéticos.<text:tab/>…............................................<text:tab/>32</text:span></text:span></text:p>
      <text:p text:style-name="P40"><text:span text:style-name="Default_20_Paragraph_20_Font"><text:span text:style-name="T18">Figura 2.2 Exemplo de uma população de indivíduos utilizando a representação binária...<text:tab/>34</text:span></text:span></text:p>
      <text:p text:style-name="P40"><text:span text:style-name="Default_20_Paragraph_20_Font"><text:span text:style-name="T18">Figura 2.3 Exemplo de uma população de indivíduos utilizando a representação real........<text:tab/>35</text:span></text:span></text:p>
      <text:p text:style-name="P41"><text:span text:style-name="Default_20_Paragraph_20_Font"><text:span text:style-name="Default_20_Paragraph_20_Font"><text:span text:style-name="T18">Figura 2.4 Implicação do principio da localidade.</text:span></text:span></text:span><text:span text:style-name="Default_20_Paragraph_20_Font"><text:span text:style-name="T18"><text:tab/>…........................................................<text:tab/>36</text:span></text:span></text:p>
      <text:p text:style-name="P41"><text:span text:style-name="Default_20_Paragraph_20_Font"><text:span text:style-name="T18">Figura 2.5 </text:span></text:span><text:span text:style-name="Default_20_Paragraph_20_Font"><text:span text:style-name="T6">Crossover </text:span></text:span><text:span text:style-name="Default_20_Paragraph_20_Font"><text:span text:style-name="T18">de Um Ponto.<text:tab/>…...............................................................................<text:tab/>42</text:span></text:span></text:p>
      <text:p text:style-name="P42"><text:span text:style-name="Default_20_Paragraph_20_Font"><text:span text:style-name="T18">Figura 2.6 </text:span></text:span><text:span text:style-name="Default_20_Paragraph_20_Font"><text:span text:style-name="T6">Crossover </text:span></text:span><text:span text:style-name="Default_20_Paragraph_20_Font"><text:span text:style-name="T18">de Dois Pontos.<text:tab/>…...................................................................<text:tab/>42</text:span></text:span></text:p>
      <text:p text:style-name="P42"><text:span text:style-name="Default_20_Paragraph_20_Font"><text:span text:style-name="T18">Figura 2.7 </text:span></text:span><text:span text:style-name="Default_20_Paragraph_20_Font"><text:span text:style-name="T6">Crossover</text:span></text:span><text:span text:style-name="Default_20_Paragraph_20_Font"><text:span text:style-name="T18"> Uniforme.<text:tab/>…...............................................................................<text:tab/>43</text:span></text:span></text:p>
      <text:p text:style-name="P42"><text:span text:style-name="Default_20_Paragraph_20_Font"><text:span text:style-name="T18">Figura 2.8 Mutação nos genes 3 e 9.<text:tab/>…...............................................................................<text:tab/>43</text:span></text:span></text:p>
      <text:p text:style-name="P42"><text:span text:style-name="Default_20_Paragraph_20_Font"><text:span text:style-name="T18"/></text:span></text:p>
      <text:p text:style-name="P43"><text:span text:style-name="Default_20_Paragraph_20_Font"><text:span text:style-name="T18">Figura 3.1 Ciclo de Execução do Algoritmo Desenvolvido.<text:tab/>…............................................<text:tab/>45</text:span></text:span></text:p>
      <text:p text:style-name="P43"><text:span text:style-name="Default_20_Paragraph_20_Font"><text:span text:style-name="T18">Figura 3.2 Árvore de Caminhos de uma </text:span></text:span><text:span text:style-name="Default_20_Paragraph_20_Font"><text:span text:style-name="T6">Slim-tree.<text:tab/></text:span></text:span><text:span text:style-name="Default_20_Paragraph_20_Font"><text:span text:style-name="T18">…........................................................<text:tab/>46</text:span></text:span></text:p>
      <text:p text:style-name="P43"><text:span text:style-name="Default_20_Paragraph_20_Font"><text:span text:style-name="T18">Figura 3.3 Algoritmo em Execução, População Inicial.<text:tab/>…............................................<text:tab/>50</text:span></text:span></text:p>
      <text:p text:style-name="P44"><text:span text:style-name="Default_20_Paragraph_20_Font">Figura 3.4 Algoritmo em Execução, Seleção por Torneio e Operadores Genéticos............<text:tab/>51</text:span></text:p>
      <text:p text:style-name="P44"><text:span text:style-name="Default_20_Paragraph_20_Font">Figura 3.5 Algoritmo em Execução, Tratando Infactibilidade e Avaliação da nova População.<text:tab/>51</text:span></text:p>
      <text:p text:style-name="P43"><text:span text:style-name="Default_20_Paragraph_20_Font"><text:span text:style-name="T18"/></text:span></text:p>
      <text:p text:style-name="P41"><text:span text:style-name="Default_20_Paragraph_20_Font"><text:span text:style-name="T18">Figura 4.1 Cidades do Brasil mapeadas por longitude e latitude.<text:tab/>....................................<text:tab/>53</text:span></text:span></text:p>
      <text:p text:style-name="P45"><text:span text:style-name="Default_20_Paragraph_20_Font"><text:span text:style-name="T2">Figura 4.2. Melhores, piores e a media dos </text:span></text:span><text:span text:style-name="Default_20_Paragraph_20_Font"><text:span text:style-name="T5">fitness</text:span></text:span><text:span text:style-name="Default_20_Paragraph_20_Font"><text:span text:style-name="T2"> de cada geração após 4 execuções utilizando </text:span></text:span><text:soft-page-break/><text:span text:style-name="Default_20_Paragraph_20_Font"><text:span text:style-name="T2">estratégia evolutiva e 4 variações do operador de mutação.<text:tab/>…............................................<text:tab/>55</text:span></text:span></text:p>
      <text:p text:style-name="P28"><text:span text:style-name="T16">Figura 4.3. Melhores, piores e a media dos </text:span><text:span text:style-name="T17">fitness</text:span><text:span text:style-name="T16"> de cada geração após 4 execuções utilizando estratégia </text:span><text:span text:style-name="T11">não</text:span><text:span text:style-name="T16"> evolutiva e 4 variações do operador de mutação.</text:span><text:span text:style-name="Default_20_Paragraph_20_Font"><text:span text:style-name="T16"><text:tab/>…................................<text:tab/>56</text:span></text:span></text:p>
      <text:section text:style-name="Sect2" text:name="Sumario">
        <text:p text:style-name="P11"/>
        <text:p text:style-name="P8"/>
        <text:p text:style-name="P5">SUMÁRIO</text:p>
        <text:p text:style-name="P5"/>
        <text:p text:style-name="P5"/>
        <text:p text:style-name="P6">INTRODUÇÃO<text:tab/><text:span text:style-name="T1">...........................................................................................................<text:tab/>14</text:span></text:p>
        <text:p text:style-name="P6">1 CONSULTAS POR SIMILARIDADE<text:tab/><text:span text:style-name="T1">…...................................................................<text:tab/>16</text:span></text:p>
        <text:p text:style-name="P6"><text:tab/><text:span text:style-name="T1">1.1 Considerações Iniciais<text:tab/>…...............................................................................<text:tab/>16</text:span></text:p>
        <text:p text:style-name="P9"><text:tab/>1.2 Domínios Métricos<text:tab/>…...............................................................................<text:tab/>17</text:p>
        <text:p text:style-name="P9"><text:tab/><text:tab/>1.2.1 Domínios Métricos e suas Dimensões<text:tab/>…............................................<text:tab/>17</text:p>
        <text:p text:style-name="P9"><text:tab/>1.3 Operadores por Similaridade<text:tab/>…...................................................................<text:tab/>19</text:p>
        <text:p text:style-name="P9"><text:tab/>1.4 Métodos de Acesso<text:tab/>…...............................................................................<text:tab/>19</text:p>
        <text:p text:style-name="P9"><text:tab/><text:tab/>1.4.1 Métodos de Acesso Métrico<text:tab/>…........................................................<text:tab/>21</text:p>
        <text:p text:style-name="P9"><text:tab/><text:tab/><text:tab/>1.4.1.1 <text:span text:style-name="T3">M-tree<text:tab/><text:tab/></text:span><text:span text:style-name="T7">…...................................................................<text:tab/>21</text:span></text:p>
        <text:p text:style-name="P9"><text:tab/><text:tab/><text:tab/>1.4.1.2 <text:span text:style-name="T3">Slim-tree<text:tab/></text:span><text:span text:style-name="T7">…...................................................................<text:tab/>23</text:span></text:p>
        <text:p text:style-name="P9"><text:tab/><text:tab/><text:tab/><text:tab/>1.4.1.2.1 Organização da <text:span text:style-name="T3">Slim-tree</text:span><text:span text:style-name="T7"><text:tab/>…....…........................<text:tab/>23</text:span></text:p>
        <text:p text:style-name="P9"><text:tab/><text:tab/><text:tab/><text:tab/>1.4.1.2.2 Implementando uma <text:span text:style-name="T3">Slim-tree<text:tab/>.</text:span><text:span text:style-name="T7">.......................<text:tab/>24</text:span></text:p>
        <text:p text:style-name="P9"><text:span text:style-name="T7"><text:tab/><text:tab/><text:tab/><text:tab/>1.4.1.2.3 </text:span><text:span text:style-name="T3">Fat-Factor<text:tab/>…............................</text:span><text:span text:style-name="T7">............................<text:tab/>27</text:span></text:p>
        <text:p text:style-name="P9"><text:span text:style-name="T7"><text:tab/><text:tab/><text:tab/><text:tab/>1.4.1.2.4 </text:span><text:span text:style-name="T3">Slim-down<text:tab/>…............................</text:span><text:span text:style-name="T7">…........................<text:tab/>28</text:span></text:p>
        <text:p text:style-name="P9"><text:tab/><text:tab/><text:tab/><text:tab/>1.4.1.2.4 Executando Consultas por Similaridade<text:tab/>…........<text:tab/>29</text:p>
        <text:p text:style-name="P9"><text:tab/>1.5 Considerações Finais<text:tab/>…...............................................................................<text:tab/>30</text:p>
        <text:p text:style-name="P9"/>
        <text:p text:style-name="P6">2 ALGORITMOS GENÉTICOS<text:span text:style-name="T1"><text:tab/>…...............................................................................<text:tab/>31</text:span></text:p>
        <text:p text:style-name="P6"><text:tab/><text:span text:style-name="T1">2.1 Considerações Iniciais<text:tab/>…...............................................................................<text:tab/>31</text:span></text:p>
        <text:p text:style-name="P9"><text:tab/>2.2 Terminologia<text:tab/>...............................................................................................<text:tab/>32</text:p>
        <text:p text:style-name="P6"><text:span text:style-name="T1"><text:tab/>2.3 </text:span><text:span text:style-name="T4">Exploration</text:span><text:span text:style-name="T1"> X </text:span><text:span text:style-name="T4">Exploitation<text:tab/></text:span><text:span text:style-name="T9">.......................................................................<text:tab/>33</text:span></text:p>
        <text:p text:style-name="P9"><text:tab/>2.4 Representação das Soluções<text:span text:style-name="T3"><text:tab/></text:span><text:span text:style-name="T7">.......................................................................<text:tab/>34</text:span></text:p>
        <text:p text:style-name="P9"><text:tab/><text:tab/>2.4.1 Infactibilidade<text:span text:style-name="T3"><text:tab/></text:span><text:span text:style-name="T7">...................................................................................<text:tab/>35</text:span></text:p>
        <text:p text:style-name="P9"><text:tab/><text:tab/>2.4.2 Princípio da Localidade<text:span text:style-name="T3"><text:tab/></text:span><text:span text:style-name="T7">.......................................................................<text:tab/>36</text:span></text:p>
        <text:p text:style-name="P9"><text:tab/>2.5 População Inicial<text:span text:style-name="T3"><text:tab/></text:span><text:span text:style-name="T7">...............................................................................................<text:tab/>36</text:span></text:p>
        <text:p text:style-name="P9"><text:tab/>2.6 Função Objetivo<text:span text:style-name="T3"><text:tab/></text:span><text:span text:style-name="T7">...............................................................................................<text:tab/>37</text:span></text:p>
        <text:p text:style-name="P9"><text:tab/>2.7 Critérios de Parada<text:tab/>…........<text:span text:style-name="T7">.......................................................................<text:tab/>37</text:span></text:p>
        <text:p text:style-name="P9"><text:tab/>2.8 Seleção<text:span text:style-name="T3"><text:tab/></text:span><text:span text:style-name="T7">...........................................................................................................<text:tab/>38</text:span></text:p>
        <text:p text:style-name="P9"><text:tab/><text:tab/>2.8.1 Roda da Roleta<text:span text:style-name="T3"><text:tab/></text:span><text:span text:style-name="T7">...................................................................................<text:tab/>38</text:span></text:p>
        <text:p text:style-name="P9"><text:tab/><text:tab/><text:tab/>2.8.1.1 Avaliação Negativa<text:span text:style-name="T3"><text:tab/></text:span><text:span text:style-name="T7">............................................................<text:tab/>39</text:span></text:p>
        <text:p text:style-name="P9"><text:soft-page-break/><text:tab/><text:tab/><text:tab/>2.8.1.2 Super Indivíduo<text:span text:style-name="T3"><text:tab/></text:span><text:span text:style-name="T7">............................................................<text:tab/>39</text:span></text:p>
        <text:p text:style-name="P9"><text:tab/><text:tab/>2.8.2 Seleção por Torneio<text:span text:style-name="T3"><text:tab/></text:span><text:span text:style-name="T7">.......................................................................<text:tab/>40</text:span></text:p>
        <text:p text:style-name="P9"><text:tab/>2.9 Operadores Genéticos<text:span text:style-name="T3"><text:tab/></text:span><text:span text:style-name="T7">...................................................................................<text:tab/>41</text:span></text:p>
        <text:p text:style-name="P9"><text:tab/><text:tab/>2.9.1 C<text:span text:style-name="T3">rossover<text:tab/></text:span><text:span text:style-name="T7">...................................................................................<text:tab/>41</text:span></text:p>
        <text:p text:style-name="P9"><text:tab/><text:tab/><text:tab/>2.9.1.1 <text:span text:style-name="T3">Crossover</text:span> Uniforme<text:span text:style-name="T3"><text:tab/></text:span><text:span text:style-name="T7">............................................................<text:tab/>42</text:span></text:p>
        <text:p text:style-name="P9"><text:tab/><text:tab/>2.9.2 Mutação<text:span text:style-name="T3"><text:tab/></text:span><text:span text:style-name="T7">...............................................................................................<text:tab/>43</text:span></text:p>
        <text:p text:style-name="P9"><text:tab/>2.10 Elitismo<text:span text:style-name="T3"><text:tab/></text:span><text:span text:style-name="T7">...........................................................................................................<text:tab/>44</text:span></text:p>
        <text:p text:style-name="P9"><text:tab/>2.11 Considerações Finais<text:span text:style-name="T3"><text:tab/></text:span><text:span text:style-name="T7">...................................................................................<text:tab/>44</text:span></text:p>
        <text:p text:style-name="P9"><text:span text:style-name="T7"/></text:p>
        <text:p text:style-name="P6">3 IMPLEMENTAÇÃO<text:span text:style-name="T4"><text:tab/></text:span><text:span text:style-name="T9">...............................................................................................<text:tab/>45</text:span></text:p>
        <text:p text:style-name="P9"><text:tab/>3.1 Considerações Iniciais<text:span text:style-name="T3"><text:tab/></text:span><text:span text:style-name="T7">...................................................................................<text:tab/>45</text:span></text:p>
        <text:p text:style-name="P9"><text:tab/>3.2 Representação das Soluções<text:span text:style-name="T3"><text:tab/></text:span><text:span text:style-name="T7">.......................................................................<text:tab/>46</text:span></text:p>
        <text:p text:style-name="P9"><text:tab/><text:tab/>3.2.1 Infactibilidade<text:span text:style-name="T3"><text:tab/></text:span><text:span text:style-name="T7">...................................................................................<text:tab/>47</text:span></text:p>
        <text:p text:style-name="P9"><text:tab/>3.3 População Inicial<text:span text:style-name="T3"><text:tab/></text:span><text:span text:style-name="T7">...............................................................................................<text:tab/>47</text:span></text:p>
        <text:p text:style-name="P9"><text:tab/>3.4 Função Objetivo<text:span text:style-name="T3"><text:tab/></text:span><text:span text:style-name="T7">...............................................................................................<text:tab/>48</text:span></text:p>
        <text:p text:style-name="P9"><text:tab/>3.5 Critérios de Parada<text:span text:style-name="T3"><text:tab/></text:span><text:span text:style-name="T7">...................................................................................<text:tab/>48</text:span></text:p>
        <text:p text:style-name="P9"><text:tab/>3.6 Seleção<text:span text:style-name="T3"><text:tab/></text:span><text:span text:style-name="T7">...........................................................................................................<text:tab/>49</text:span></text:p>
        <text:p text:style-name="P9"><text:tab/>3.7 Operadores Genéticos<text:span text:style-name="T3"><text:tab/></text:span><text:span text:style-name="T7">...................................................................................<text:tab/>49</text:span></text:p>
        <text:p text:style-name="P9"><text:tab/>3.8 Elitismo<text:span text:style-name="T3"><text:tab/></text:span><text:span text:style-name="T7">...........................................................................................................<text:tab/>49</text:span></text:p>
        <text:p text:style-name="P9"><text:tab/>3.9 Algoritmo em execução<text:span text:style-name="T3"><text:tab/></text:span><text:span text:style-name="T7">...................................................................................<text:tab/>50</text:span></text:p>
        <text:p text:style-name="P9"><text:tab/>3.10 Considerações Finais<text:span text:style-name="T3"><text:tab/></text:span><text:span text:style-name="T7">...................................................................................<text:tab/>51</text:span></text:p>
        <text:p text:style-name="P9"><text:span text:style-name="T7"/></text:p>
        <text:p text:style-name="P6">4 TESTES E RESULTADOS<text:span text:style-name="T4"><text:tab/></text:span><text:span text:style-name="T9">...................................................................................<text:tab/>52</text:span></text:p>
        <text:p text:style-name="P9"><text:tab/>4.1 Considerações Iniciais<text:span text:style-name="T3"><text:tab/></text:span><text:span text:style-name="T7">...................................................................................<text:tab/>52</text:span></text:p>
        <text:p text:style-name="P9"><text:tab/>4.2 Dado Complexo<text:span text:style-name="T3"><text:tab/></text:span><text:span text:style-name="T7">...............................................................................................<text:tab/>52</text:span></text:p>
        <text:p text:style-name="P9"><text:tab/>4.3 Tipos de Consultas<text:span text:style-name="T3"><text:tab/></text:span><text:span text:style-name="T7">...................................................................................<text:tab/>53</text:span></text:p>
        <text:p text:style-name="P9"><text:tab/>4.4 Suite de Testes<text:span text:style-name="T3"><text:tab/></text:span><text:span text:style-name="T7">...............................................................................................<text:tab/>54</text:span></text:p>
        <text:p text:style-name="P9"><text:tab/>4.5 Resultados<text:span text:style-name="T3"><text:tab/></text:span><text:span text:style-name="T7">...........................................................................................................<text:tab/>54</text:span></text:p>
        <text:p text:style-name="P9"><text:tab/>4.6 Considerações Finais<text:span text:style-name="T3"><text:tab/></text:span><text:span text:style-name="T7">...................................................................................<text:tab/>57</text:span></text:p>
        <text:p text:style-name="P6">5 CONCLUSÕES<text:span text:style-name="T4"><text:tab/></text:span><text:span text:style-name="T9">...........................................................................................................<text:tab/>58</text:span></text:p>
        <text:p text:style-name="P6">REFERÊNCIAS<text:span text:style-name="T4"><text:tab/></text:span><text:span text:style-name="T9">...........................................................................................................<text:tab/>60</text:span></text:p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" svg:font-family="Times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n Luciano</meta:initial-creator>
    <meta:creation-date>2010-07-09T17:50:23</meta:creation-date>
    <dc:date>2010-07-13T09:56:12</dc:date>
    <dc:creator>Dann Luciano</dc:creator>
    <meta:editing-duration>PT04H21M18S</meta:editing-duration>
    <meta:editing-cycles>21</meta:editing-cycles>
    <meta:generator>NeoOffice/3.1.1$Unix OpenOffice.org_project/Patch 1</meta:generator>
    <meta:printed-by>Dann Luciano</meta:printed-by>
    <meta:print-date>2010-07-13T09:39:34</meta:print-date>
    <meta:document-statistic meta:table-count="0" meta:image-count="0" meta:object-count="0" meta:page-count="13" meta:paragraph-count="151" meta:word-count="1511" meta:character-count="14739"/>
  </office:meta>
</office:document-meta>
</file>